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center" style:justify-single-word="false"/>
      <style:text-properties fo:font-size="14pt" fo:font-style="italic" fo:font-weight="normal" officeooo:rsid="001376a8" officeooo:paragraph-rsid="001376a8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4pt" fo:font-style="italic" fo:font-weight="normal" officeooo:rsid="001376a8" officeooo:paragraph-rsid="0017ebde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T3" style:family="text">
      <style:text-properties officeooo:rsid="001376a8"/>
    </style:style>
    <style:style style:name="T4" style:family="text">
      <style:text-properties officeooo:rsid="0017ebde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:</text:p>
          </table:table-cell>
          <table:table-cell table:style-name="Tabella9.B1" office:value-type="string">
            <text:p text:style-name="Text_20_body">Inserimento nuovo evento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Ettore : Pedagogo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42559236" text:style-name="L1">
              <text:list-item>
                <text:p text:style-name="P2">Ettore è il pedagogo dell' asilo .Decide di organizzare un nuovo evento avente come tema principale la ''Recita'' utilizzata come strumento per aiutare il bambino a giungere <text:s/><text:span text:style-name="T1">alla soluzione di un problema mediante la collaborazione con altri,caratterizzata dalla spontaneità e dall' allegria</text:span><text:span text:style-name="T2"> .</text:span>Ettore è loggato <text:span text:style-name="T3">nel sistema</text:span></text:p>
              </text:list-item>
              <text:list-item>
                <text:p text:style-name="P2">Ettore accede alla sezione eventi </text:p>
              </text:list-item>
              <text:list-item>
                <text:p text:style-name="P2">Ettore clicca sulla voce '' Inserimento Nuovo Evento'' </text:p>
                <text:list>
                  <text:list-item>
                    <text:list>
                      <text:list-item>
                        <text:p text:style-name="P2">Il sistema mostra il form di Inserimento Evento</text:p>
                      </text:list-item>
                    </text:list>
                  </text:list-item>
                </text:list>
              </text:list-item>
              <text:list-item>
                <text:p text:style-name="P2">Ettore inserisce ''22/02/2012'' <text:s/>nel campo ''Data'' , <text:s/>inserisce ''' Recitare per imparare'' nel campo ''Titolo'' e sottomette l'evento <text:s/></text:p>
                <text:list>
                  <text:list-item>
                    <text:list>
                      <text:list-item>
                        <text:p text:style-name="P2">Il sistema riceve l'evento e lo pubblica</text:p>
                      </text:list-item>
                    </text:list>
                  </text:list-item>
                </text:list>
              </text:list-item>
              <text:list-item>
                <text:p text:style-name="P2">Ettore esce dal sistema</text:p>
              </text:list-item>
            </text:list>
          </table:table-cell>
        </table:table-row>
      </table:table>
      <text:p text:style-name="P3"/>
      <text:p text:style-name="P4"><text:s/><text:span text:style-name="T4">SC_H_8_inserimento_evento: </text:span>Inserimento nuovo evento da parte del pedago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1:47:03.09</meta:creation-date>
    <meta:editing-duration>PT15M53S</meta:editing-duration>
    <meta:editing-cycles>12</meta:editing-cycles>
    <meta:generator>LibreOffice/3.6$Windows_x86 LibreOffice_project/da8c1e6-fd468f4-454e206-f42a4a9-143cfd</meta:generator>
    <dc:date>2012-10-22T22:43:06.95</dc:date>
    <meta:document-statistic meta:table-count="1" meta:image-count="0" meta:object-count="0" meta:page-count="1" meta:paragraph-count="13" meta:word-count="127" meta:character-count="853" meta:non-whitespace-character-count="737"/>
  </office:meta>
</office:document-meta>
</file>